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oudou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81">
            <text:p>281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411">
            <text:p>411</text:p>
          </table:table-cell>
          <table:table-cell table:style-name="ce23" office:value-type="float" office:value="96">
            <text:p>96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349">
            <text:p>349</text:p>
          </table:table-cell>
          <table:table-cell table:style-name="ce23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86">
            <text:p>86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130">
            <text:p>13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302">
            <text:p>30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52">
            <text:p>52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244">
            <text:p>24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78">
            <text:p>278</text:p>
          </table:table-cell>
          <table:table-cell table:style-name="ce23" office:value-type="float" office:value="77">
            <text:p>77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1557">
            <text:p>1,557</text:p>
          </table:table-cell>
          <table:table-cell table:style-name="ce23" office:value-type="float" office:value="305">
            <text:p>305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1968">
            <text:p>1,968</text:p>
          </table:table-cell>
          <table:table-cell table:style-name="ce23" office:value-type="float" office:value="401">
            <text:p>40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